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7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18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18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18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85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186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87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188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13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14" style:family="paragraph">
      <style:paragraph-properties fo:text-align="center"/>
    </style:style>
    <style:style style:name="P215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15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15" svg:width="0.6941in" svg:height="0.6941in" svg:x="1.1126in" svg:y="0.1563in"><draw:text-box><text:p>Client</text:p></draw:text-box></draw:frame><draw:frame text:anchor-type="paragraph" draw:z-index="2" draw:name="Text Frame 3" draw:style-name="gr2" draw:text-style-name="P215" svg:width="0.6941in" svg:height="0.6941in" svg:x="2.1626in" svg:y="0.1563in"><draw:text-box><text:p>IAnimal</text:p><text:p><text:span text:style-name="T85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14" svg:x1="0.7563in" svg:y1="0.1465in" svg:x2="1.1126in" svg:y2="0.1465in"><text:p/></draw:line><draw:line text:anchor-type="paragraph" draw:z-index="5" draw:name="Line 2" draw:style-name="gr1" draw:text-style-name="P214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14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154">Single responsibility responsibility</text:p>
      <text:p text:style-name="P73">one reason to change (method, class)</text:p>
      <text:p text:style-name="P74">easier for testing by this approach</text:p>
      <text:p text:style-name="P155"><text:span text:style-name="T2"/></text:p>
      <text:p text:style-name="P148">05.09</text:p>
      <text:p text:style-name="P75">Open-closed principle</text:p>
      <text:p text:style-name="P75">make changes without changing things</text:p>
      <text:p text:style-name="P157"/>
      <text:p text:style-name="P156">SOLID</text:p>
      <text:p text:style-name="P156">S<text:span text:style-name="T2"> – Single responsible principle</text:span></text:p>
      <text:p text:style-name="P156">O<text:span text:style-name="T2"> – Open-closed principle</text:span></text:p>
      <text:p text:style-name="P156"><text:span text:style-name="T2"/></text:p>
      <text:p text:style-name="P179"><text:span text:style-name="T2">07.09 3_</text:span><text:span text:style-name="T7">lsp</text:span></text:p>
      <text:p text:style-name="P79">Liskov substitution principle</text:p>
      <text:p text:style-name="P158"><text:span text:style-name="T2"/></text:p>
      <text:p text:style-name="P80">The principle says, that function which uses pointers/ref. to the base class must be able to use objects ­of derived classes without knowing it.</text:p>
      <text:p text:style-name="P159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159"><text:span text:style-name="T2"/></text:p>
      <text:p text:style-name="P160"><text:span text:style-name="T9">T</text:span><text:span text:style-name="T2">he client expects that all derivatives must conform to the behaviour</text:span><text:span text:style-name="T8"> of the base class</text:span></text:p>
      <text:p text:style-name="P160"><text:span text:style-name="T8">,</text:span><text:span text:style-name="T9"> so he doesn’t need to check the type (this would violate the OCP)</text:span></text:p>
      <text:p text:style-name="P160"><text:span text:style-name="T8"/></text:p>
      <text:p text:style-name="P180"><text:span text:style-name="T8">07.09 3_</text:span><text:span text:style-name="T9">dip</text:span></text:p>
      <text:p text:style-name="P161"><text:span text:style-name="T8">D</text:span><text:span text:style-name="T2">ependency Inversion Principle</text:span></text:p>
      <text:p text:style-name="P161"><text:span text:style-name="T2"/></text:p>
      <text:p text:style-name="P81">The cause of Bad designing</text:p>
      <text:p text:style-name="P161">1. <text:span text:style-name="T2">rigidity – single change → cascade changes.</text:span></text:p>
      <text:p text:style-name="P81">Cost and size of change is unpredictable? Officialy rigid</text:p>
      <text:p text:style-name="P161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161">3.<text:span text:style-name="T2"> immobility – desirable parts of the design are dependent upon not desired details</text:span></text:p>
      <text:p text:style-name="P81">not possible to reuse the design</text:p>
      <text:p text:style-name="P161"><text:span text:style-name="T2"/></text:p>
      <text:p text:style-name="P162">Dependency inversion</text:p>
      <text:p text:style-name="P182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162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163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181"><text:span text:style-name="T8">07.09 3_</text:span><text:span text:style-name="T10">isp</text:span></text:p>
      <text:p text:style-name="P82">Interface Segregation Principle</text:p>
      <text:p text:style-name="P164"><text:span text:style-name="T2"/></text:p>
      <text:p text:style-name="P78">the interface of the class can be broken up into groups of member (virtual) functions. Each group serves a different set of clients.</text:p>
      <text:p text:style-name="P165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6">Interface pollution</text:p>
      <text:p text:style-name="P83">one interface is forced to know about other interface which it doesn’t require</text:p>
      <text:p text:style-name="P83"/>
      <text:p text:style-name="P149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183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167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50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185"/>
      <text:p text:style-name="P186"/>
      <text:p text:style-name="P187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151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168">2. Key scenarios</text:p>
      <text:p text:style-name="P98">something</text:p>
      <text:p text:style-name="P98"/>
      <text:p text:style-name="P168">3. Create an application overview</text:p>
      <text:p text:style-name="P98">identify important architectural design styles</text:p>
      <text:p text:style-name="P168"><text:span text:style-name="T2"/></text:p>
      <text:p text:style-name="P168">4. Identify key issues</text:p>
      <text:p text:style-name="P98">problems that must be solved with (the version of the) architecture</text:p>
      <text:p text:style-name="P98"/>
      <text:p text:style-name="P168">5. Define candidate solutions</text:p>
      <text:p text:style-name="P99">key solutions to key issues</text:p>
      <text:p text:style-name="P99"/>
      <text:p text:style-name="P99"/>
      <text:p text:style-name="P169"><text:tab/><text:tab/><text:tab/><text:tab/><text:tab/>Architecture style<text:span text:style-name="T53">s</text:span></text:p>
      <text:p text:style-name="P170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171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172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173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184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174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52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175">Level 1 Context diagram</text:p>
      <text:p text:style-name="P143">big picture, show to non-technical people (miss technical details)</text:p>
      <text:p text:style-name="P143">who is a user? </text:p>
      <text:p text:style-name="P175"><text:span text:style-name="T2"/></text:p>
      <text:p text:style-name="P175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176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177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178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188">! ! C4 is only about structure. <text:s/>Behaviour is <text:span text:style-name="T69">also</text:span> important ! !</text:p>
      <text:p text:style-name="P141"/>
      <text:p text:style-name="P137"/>
      <text:p text:style-name="P153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207">30.09</text:p>
      <text:p text:style-name="P190"/>
      <text:p text:style-name="P213"><text:span text:style-name="T73">exam</text:span> → <text:tab/>show design pattern and match SOLID principle</text:p>
      <text:p text:style-name="P192"><text:tab/><text:tab/>gang of four design patterns (ex. Which category ‘factory method’ belongs to)</text:p>
      <text:p text:style-name="P192"><text:tab/><text:tab/><text:span text:style-name="T74">remember which pattern you write in hand-in</text:span></text:p>
      <text:p text:style-name="P192"/>
      <text:p text:style-name="P193">SOLID applies</text:p>
      <text:p text:style-name="P193"/>
      <text:p text:style-name="P208">Gang-Of-Four</text:p>
      <text:p text:style-name="P194">pattern description template</text:p>
      <text:p text:style-name="P194"/>
      <text:p text:style-name="P195">antiy-patterns – do not use xd, created by someone somewhen and <text:span text:style-name="T76">aren’t used</text:span></text:p>
      <text:p text:style-name="P196"/>
      <text:p text:style-name="P196">static <text:s/>- you can call instance without calling the <text:span text:style-name="T75">constructor</text:span></text:p>
      <text:p text:style-name="P191"/>
      <text:p text:style-name="P209">GoF – Observator</text:p>
      <text:p text:style-name="P197">observes changes (ex. Data) <text:span text:style-name="T77">and reacts to a change</text:span></text:p>
      <text:p text:style-name="P198">one-to-many relation – when object changes state all its dependencies <text:span text:style-name="T78">should be</text:span> notified automatically</text:p>
      <text:p text:style-name="P203"/>
      <text:p text:style-name="P212">week 6 <text:tab/>pres. <text:span text:style-name="T83">2</text:span></text:p>
      <text:p text:style-name="P210">page 6</text:p>
      <text:p text:style-name="P199">abstract class – can have an implementation of a method. <text:span text:style-name="T79">You can only </text:span><text:span text:style-name="T80">inherit from 1 class/abstract class</text:span></text:p>
      <text:p text:style-name="P200">interface – cannot have an implementation, just tells that method should be implemented.</text:p>
      <text:p text:style-name="P200"><text:span text:style-name="T80">Many can be inherited</text:span></text:p>
      <text:p text:style-name="P199"/>
      <text:p text:style-name="P201">observer should be an interface. Many ConcreteObservers will work differentelly, <text:span text:style-name="T81">but they have to implement +Update()</text:span></text:p>
      <text:p text:style-name="P202">make sure that Subject can be as detached from Observer as <text:span text:style-name="T82">strong </text:span>possible</text:p>
      <text:p text:style-name="P202"/>
      <text:p text:style-name="P204">* - (on the arrows) many-to-many relationship – <text:span text:style-name="T84">observer can listen to many subjects</text:span></text:p>
      <text:p text:style-name="P204"/>
      <text:p text:style-name="P205">warning!</text:p>
      <text:p text:style-name="P205">Upper – one-to-many</text:p>
      <text:p text:style-name="P205">here - many-to-many</text:p>
      <text:p text:style-name="P211">page 7</text:p>
      <text:p text:style-name="P206">Notify( ) loop:</text:p>
      <text:p text:style-name="P206"><text:tab/>SetData( ) calls Notify( ) which allows Update( ) to be called</text:p>
      <text:p text:style-name="P20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09-30T13:30:19.878968679</dc:date>
    <meta:editing-duration>PT10H12M6S</meta:editing-duration>
    <meta:editing-cycles>241</meta:editing-cycles>
    <meta:document-statistic meta:table-count="0" meta:image-count="8" meta:object-count="0" meta:page-count="13" meta:paragraph-count="363" meta:word-count="2513" meta:character-count="16177" meta:non-whitespace-character-count="13864"/>
  </office:meta>
</office:document-meta>
</file>